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tyle="italic" fo:font-weight="normal" officeooo:rsid="009103ef" officeooo:paragraph-rsid="001a0770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style:font-name="Liberation Serif" fo:font-style="italic" fo:font-weight="normal" officeooo:rsid="00a2024d" officeooo:paragraph-rsid="001a0770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normal" fo:font-weight="normal" officeooo:rsid="0089f440" officeooo:paragraph-rsid="001a0770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8b93d3" officeooo:paragraph-rsid="001a0770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8bc763" officeooo:paragraph-rsid="001a0770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8caac0" officeooo:paragraph-rsid="001a0770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8e58f0" officeooo:paragraph-rsid="001a0770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8e7984" officeooo:paragraph-rsid="001a0770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8f11be" officeooo:paragraph-rsid="001a0770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90bc77" officeooo:paragraph-rsid="001a0770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38c6ca4" officeooo:paragraph-rsid="001a0770" style:font-style-asian="normal" style:font-weight-asian="normal" style:font-style-complex="normal" style:font-weight-complex="normal"/>
    </style:style>
    <style:style style:name="P12" style:family="paragraph" style:parent-style-name="Heading_20_2">
      <style:paragraph-properties fo:text-align="center" style:justify-single-word="false"/>
      <style:text-properties style:font-name="Liberation Serif" fo:font-style="italic" fo:font-weight="normal" officeooo:rsid="00a2024d" officeooo:paragraph-rsid="001a0770" style:font-style-asian="italic" style:font-weight-asian="normal" style:font-style-complex="italic" style:font-weight-complex="normal"/>
    </style:style>
    <style:style style:name="T1" style:family="text">
      <style:text-properties officeooo:rsid="0174eb17"/>
    </style:style>
    <style:style style:name="T2" style:family="text">
      <style:text-properties officeooo:rsid="006ce0ca"/>
    </style:style>
    <style:style style:name="T3" style:family="text">
      <style:text-properties officeooo:rsid="038c6ca4"/>
    </style:style>
    <style:style style:name="T4" style:family="text">
      <style:text-properties officeooo:rsid="0248c8db"/>
    </style:style>
    <style:style style:name="T5" style:family="text">
      <style:text-properties officeooo:rsid="008bc763"/>
    </style:style>
    <style:style style:name="T6" style:family="text">
      <style:text-properties officeooo:rsid="008caac0"/>
    </style:style>
    <style:style style:name="T7" style:family="text">
      <style:text-properties officeooo:rsid="0174940e"/>
    </style:style>
    <style:style style:name="T8" style:family="text">
      <style:text-properties style:font-name="Liberation Serif" fo:font-style="italic" officeooo:rsid="007f10d0" style:font-style-asian="italic" style:font-style-complex="italic"/>
    </style:style>
    <style:style style:name="T9" style:family="text">
      <style:text-properties style:font-name="Liberation Serif" officeooo:rsid="03886666"/>
    </style:style>
    <style:style style:name="T10" style:family="text">
      <style:text-properties style:font-name="Liberation Serif" officeooo:rsid="007f10d0"/>
    </style:style>
    <style:style style:name="T11" style:family="text">
      <style:text-properties style:font-name="Liberation Serif" officeooo:rsid="02454406"/>
    </style:style>
    <style:style style:name="T12" style:family="text">
      <style:text-properties officeooo:rsid="008e58f0"/>
    </style:style>
    <style:style style:name="T13" style:family="text">
      <style:text-properties officeooo:rsid="024a672f"/>
    </style:style>
    <style:style style:name="T14" style:family="text">
      <style:text-properties officeooo:rsid="008e7984"/>
    </style:style>
    <style:style style:name="T15" style:family="text">
      <style:text-properties officeooo:rsid="0090bc77"/>
    </style:style>
    <style:style style:name="T16" style:family="text">
      <style:text-properties officeooo:rsid="038d72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/>
      <text:p text:style-name="P2"/>
      <text:p text:style-name="P3">Профсоюзно-общественную деятельность, как и предвиделось, мне перекрыли наглухо, но никто не в силах был лишить меня права исполнять свой общественный долг.</text:p>
      <text:p text:style-name="P3">Речь идёт о ежемесячных дежурствах в народной дружине.</text:p>
      <text:p text:style-name="P3"/>
      <text:p text:style-name="P3">К семи вечера работники СМП-615 собирались в длинной комнате «опорного пункта народной дружины» в торце нескончаемой пятиэтажки на Переезде, на другом конце которой находилась Столовая № 3.</text:p>
      <text:p text:style-name="P3">Водитель автокрана, Мыкола К<text:span text:style-name="T2">о</text:span>т, приходил одним из первых и, не снимая кроличью шапку чёрного меха, листал за столом кипу газет за прошедший месяц.</text:p>
      <text:p text:style-name="P3">Мужики потихоньку подтягивались и, усевшись на стулья вдоль стен, начинали трандеть о том, о сём.</text:p>
      <text:p text:style-name="P4">К<text:span text:style-name="T2">о</text:span>т, не отрываясь от прессы дней минувших, предрекал, что начни мы даже с высот космической орбиты, разговор неизбежно скатится <text:span text:style-name="T3">на</text:span> бабью трещину. </text:p>
      <text:p text:style-name="P4">И он, как правило, оказывался прав.</text:p>
      <text:p text:style-name="P4">В начале восьмого появлялся <text:span text:style-name="T4">какой-нибудь </text:span>милиционер в звании от лейтенанта до капитана, вносил свою лепту в мужичий трандёж, а потом <text:s/>раздавал красные нарукавные повязки с чёрным шрифтом «Дружинник» из ящика в своём столе.</text:p>
      <text:p text:style-name="P4">Мы по-трое выходили на патрулирование вечерних тротуаров в направлении Вокзала, Деповской, Лунатика или вдоль проспекта Мира, но только до моста.</text:p>
      <text:p text:style-name="P4">Минут через сорок мы возвращались в опорный пункт — некоторые тройки заметно подвеселелые — и, посидев под более оживлённый галдёж, выходили в заключительный обход, чтоб к десяти разойтись по домам до следующего дежурства.</text:p>
      <text:p text:style-name="P4"/>
      <text:p text:style-name="P4">Раза два перед нами выступали работники КГБ с ориентировками.</text:p>
      <text:p text:style-name="P4">Первый раз по случаю предстоящих ноябрьских праздников — нельзя допускать провокационных вылазок. </text:p>
      <text:p text:style-name="P4">Когда КГБист ушёл, явился припоздавший милиционер с вопросом — теперь всем ясно, что увидев шпиона надо тут же его хватать?</text:p>
      <text:p text:style-name="P4">Второй и последний раз КГБист делился секретной информацией для скорейшей поимки недавней сотрудницы КГБ, <text:span text:style-name="T5">которая вдруг скрылась и залегла на дно. </text:span></text:p>
      <text:p text:style-name="P5">Она могла сменить причёску и цвет волос, пояснил сотрудник <text:span text:style-name="T3">органов</text:span>, но <text:span text:style-name="T3">у неё </text:span>имела<text:span text:style-name="T3">сь</text:span> особ<text:span text:style-name="T3">ая</text:span> примет<text:span text:style-name="T3">а</text:span> для опознания — противозачаточное кольцо во влагалище голландского производства.</text:p>
      <text:p text:style-name="P5">Мужики не сразу врубились о чём речь, а когда допéтрили, то сыпанули такими наводящими вопросами, что КГБист счёл за лучшее смыться. </text:p>
      <text:p text:style-name="P5">В конце концов, он всего лишь <text:span text:style-name="T6">ис</text:span>полнял приказ, за тупость которого не отве<text:span text:style-name="T6">чал.</text:span></text:p>
      <text:p text:style-name="P5"/>
      <text:p text:style-name="P6">В один из обходов мои «натройники» меня кид<text:span text:style-name="T7">а</text:span>н<text:span text:style-name="T7">ý</text:span>ли.</text:p>
      <text:p text:style-name="P6">Ходить в красной повязке в группе из трёх ещё куда ни шло, но когда, оглян<text:span text:style-name="T7">увшись</text:span> по сторонам, <text:span text:style-name="T4">у</text:span>видишь, что среди <text:s/>прохожих, снующих в свете витрин <text:span text:style-name="T3">Ш</text:span>естого гастронома по утоптанному снегу тротуара, лишь у тебя <text:span text:style-name="T4">у </text:span>одного на рукаве красная тряпочка со словом «Дружинник», <text:s/>то чувствуешь себя <text:span text:style-name="T8">«</text:span><text:span text:style-name="T9">малость</text:span><text:span text:style-name="T10"> <text:s/></text:span><text:span text:style-name="T11">тогó</text:span><text:span text:style-name="T8">»</text:span>.</text:p>
      <text:p text:style-name="P6">Делая медную рожу, что мне всё пóфиг, <text:s/>я прошёл до привокзальной площади. </text:p>
      <text:p text:style-name="P6">Однако плотник Микола и водитель Иван так и не различились среди силуэтов прохожих. </text:p>
      <text:p text:style-name="P6">Некоторые <text:span text:style-name="T7">из встречных, кто </text:span>помоложе, оглядывались на странное явление — дружинник оборзело патрулирующий в одиночку.</text:p>
      <text:p text:style-name="P6">Большого ума не надо, чтоб вычислить — мои со-дружинники, сдёрнув повязки, заскочили в како<text:span text:style-name="T12">й</text:span>-то гастроном за бутылкой «бормотухи» и сейчас <text:span text:style-name="T12">в укромном месте </text:span>гурголят её <text:span text:style-name="T12">по очереди </text:span>с горл<text:span text:style-name="T4">á</text:span> <text:span text:style-name="T12">для сугрева и общего тонуса.</text:span></text:p>
      <text:p text:style-name="P7"><text:soft-page-break/>Где?</text:p>
      <text:p text:style-name="P7">Скорее всего в тихой неразберихе из кратких улочек и тупичков между <text:span text:style-name="T3">Ш</text:span>естым гастрономом и высокой первой платформой перрона, <text:span text:style-name="T13">в той</text:span> мешанин<text:span text:style-name="T13">е</text:span> из складов, кож-вен кабинета, пары частных хат без огородов и прочих дощаных строений.</text:p>
      <text:p text:style-name="P7">Туда я и свернул, не оттого, что хотел упасть им на хвост насчёт «бормотухи», а дабы устыдились и поразились силе дедуктивного метода, способного обнаружить их в тихом закоулке под фонарным столбом.</text:p>
      <text:p text:style-name="P7">Но вместо плотника с водителем в конусе неярко<text:span text:style-name="T7">го</text:span> света фонарной лампы я нарвался на жанровую сцену.</text:p>
      <text:p text:style-name="P7"/>
      <text:p text:style-name="P7">Девушка гуляла с юношей, когда их общий знакомый, другой юноша — поплотнее и повыше — <text:s/>перехватил их и начал разборку.</text:p>
      <text:p text:style-name="P7">Появление четвёртого лишнего в красной повязке лишь на минуту затормозило действие. Поняв, что больше дружинников не предвидится, здоровяк начал метелить более мелкого, но удачливого в любви соперника.</text:p>
      <text:p text:style-name="P7">Тот упал на одно колено и, скинув свою болоневую куртку на «рыбьем меху» <text:span text:style-name="T13">в</text:span> снег, рядом с уже валявшейся там его шапкой, ринулся в ответную атаку.</text:p>
      <text:p text:style-name="P7">Мне оставалась лишь роль зрителя в красной повязке. </text:p>
      <text:p text:style-name="P7">Девушка подобрала куртку с шапкой и держала их, как когда-то Ира мою кроличью на главной площади Нежина.</text:p>
      <text:p text:style-name="P7">Силы были слишком неравны и, когда парень помельче полёг в сугробе, девушка сложила его носильные вещи под фонарём и, взяв победителя под руку, ушла с ним в лабиринт непонятных проулков.</text:p>
      <text:p text:style-name="P7">Побеждённый поднялся и, увидев, что я всё ещё тут, разразился сумбурно пылкой речью о силе духа, ибо физическая сила — ничто, а сила духа — всё.</text:p>
      <text:p text:style-name="P7">В Конотопе каждый второй — прирождённый оратор.</text:p>
      <text:p text:style-name="P7">Чтобы морально поддержать Демосфена, я <text:span text:style-name="T14">сообщил, что во время схватки девушка держала именно его вещи, а не меховую шапку-«пирожок» его противника, которая тоже упала в снег.</text:span></text:p>
      <text:p text:style-name="P8">Услыхав слова утешения, он заткнулся и торопливо проверил карманы своей куртки, потому что, при всей любви к ораторскому искусству, здравый смысл в конотопчанах сильнее.</text:p>
      <text:p text:style-name="P8"/>
      <text:p text:style-name="P9"><text:span text:style-name="T7">А ещё</text:span> мне никто не мог запретить, чтоб на все 8-е марта женщины нашей бригады <text:s/>получали <text:span text:style-name="T3">бы </text:span>цветы — калы; каждая по одной, потому что я не миллионер, а мужики не каждый год догадывались спросить сколько отдано за цветы и сброситься по рублю.</text:p>
      <text:p text:style-name="P9">Впрочем, воз<text:span text:style-name="T3">м</text:span>ещение <text:span text:style-name="T3">расходов </text:span>меня не слишком-то <text:span text:style-name="T3">и </text:span>волновало — я сделал открытие, что мне нравится дарить подарки; даже больше, чем получать их самому.</text:p>
      <text:p text:style-name="P9">Но сначала мне пришлось найти <text:span text:style-name="T7">г</text:span>ородскую оранжерею.</text:p>
      <text:p text:style-name="P9">Она, практически, находится у чёрта на куличках. </text:p>
      <text:p text:style-name="P9">Не доезжа<text:span text:style-name="T7">я</text:span> одной остановки до конечной второго номера трамвая, надо сойти, свернуть налево и <text:s/>топать с полкилометра по улочкам времё<text:span text:style-name="T7">н</text:span> гражданской войны. </text:p>
      <text:p text:style-name="P9">Типа, улица Юденича, или, там, Деникина.</text:p>
      <text:p text:style-name="P9">Названия, конечно, у них <text:span text:style-name="T7">на самом деле вполне</text:span> советские, но вид самый белогвардейский.</text:p>
      <text:p text:style-name="P9"/>
      <text:p text:style-name="P9">Когда я пришёл в оранжерею в первый раз, заведующая завела меня в длинную сырую теплицу с двускатной крышей из квадратов мутного стекла, с которых падали редкие крупные капли.</text:p>
      <text:p text:style-name="P9"><text:s/>Она хотела, чтоб я сам убедился — цветов нет.</text:p>
      <text:p text:style-name="P9">А эти посадки <text:span text:style-name="T1">пока что </text:span>ещё не созрели, калы <text:span text:style-name="T1">тут </text:span>«нерозцвiченi», то есть белые цветки ещё не превратился в широкие раструбы с отворотами.</text:p>
      <text:p text:style-name="P9">И тогда, без малейшего намёка на косноязычие, я выдал ей образчик ораторского искусства.</text:p>
      <text:p text:style-name="P9">Это ей, которая каждый день проходит среди зелени оранжерейных грядок, калы кажутся не созревшими. Для женщин бригады каменщиков, что видят лишь кирпич, раствор да <text:soft-page-break/>обледенелые торосы грязного снега, эти калы, даже в таком «нерозцвiчен<text:span text:style-name="T15">ом</text:span>» <text:span text:style-name="T15">виде — самые прекрасные цветы.</text:span></text:p>
      <text:p text:style-name="P10">С той поры и покуда я работал в нашей бригаде, в оранжерее на 8-е марта мне отказа не было, и я гордо вёз трамваем связку зелёно-белых кал, которые в магазине «Цветы» на Миру появятся не раньше, чем через <text:span text:style-name="T1">пару</text:span> недел<text:span text:style-name="T1">ь</text:span>.</text:p>
      <text:p text:style-name="P11"/>
      <text:p text:style-name="P10">Решение было бесповоротным — пора подвести черту!</text:p>
      <text:p text:style-name="P10">И этот вот — последний из рассказов Моэма, который я перевожу. </text:p>
      <text:p text:style-name="P10">Хватит.</text:p>
      <text:p text:style-name="P10">Даже то обстоятельство, что заключительный рассказ пришлось переводить дважды, не могло поколебать моей решимости.</text:p>
      <text:p text:style-name="P10"/>
      <text:p text:style-name="P10">Переводить вторично меня вынудил Толик Полос, когда сквозанýл мой портфель.</text:p>
      <text:p text:style-name="P10">В нём ничего и не было, кроме тетрадки с последним переводом, когда я рано утром нёс его на Вокзал в ячейку камеры хранения, чтобы после работы отвезти в Нежин к Жомниру.</text:p>
      <text:p text:style-name="P10">На Посёлке в такое время прохожих нет, во всяком случае вдоль путей в сторону Вокзала.</text:p>
      <text:p text:style-name="P10">Там, где заканчивается бетонная стена завода КПВРЗ, я вспомнил, что забыл взять деньги на электричку.</text:p>
      <text:p text:style-name="P10">Пришлось возвращаться, оставив портфель одиноко стоять с краю служебного прохода.</text:p>
      <text:p text:style-name="P10">Вернувшись от путей на улицы Посёлка, я <text:span text:style-name="T13">в</text:span>скор<text:span text:style-name="T13">е</text:span> встретил Толика <text:span text:style-name="T13">идущего навстречу</text:span>, <text:span text:style-name="T13">он</text:span> тоже <text:span text:style-name="T16">когда-то </text:span>учился в 13-й школе, но на два года <text:span text:style-name="T13">позже</text:span> меня.</text:p>
      <text:p text:style-name="P10">Я дошёл до Декабристов 13, взял деньги и вернулся к путям — портфеля не было. Кроме меня тут проходил только Толик. </text:p>
      <text:p text:style-name="P10">Или кто-то ещё?</text:p>
      <text:p text:style-name="P10">Ответ был получен неделю спустя в трамвае. </text:p>
      <text:p text:style-name="P10"><text:span text:style-name="T1">Толик со мной </text:span><text:s/>не поздоровался, а только корчил мне из своего сиденья рожи в стиле Славика Аксянова с шахты « Дофиновка». Но самое главное — правая рука у него оказалась загипсованной.</text:p>
      <text:p text:style-name="P10">Нужны ли более прямые доказательства, что одинокий портфель в пустынном месте подхватил именно он? </text:p>
      <text:p text:style-name="P10">Мне — нет.</text:p>
      <text:p text:style-name="P1"/>
      <text:p text:style-name="P1"><text:span text:style-name="T1">(...п</text:span>орою в жизни я умею не только видеть, но и читать знаки...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6:00:38.296062261</meta:creation-date>
    <dc:date>2017-03-03T16:00:44.811840769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67" meta:word-count="1234" meta:character-count="8061" meta:non-whitespace-character-count="6850"/>
    <meta:generator>LibreOffice/4.3.3.2$Linux_x86 LibreOffice_project/430m0$Build-2</meta:generator>
  </office:meta>
</office:document-meta>
</file>